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0.793cm" table:align="right"/>
    </style:style>
    <style:style style:name="Tableau1.A" style:family="table-column">
      <style:table-column-properties style:column-width="10.793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1.5pt" style:font-size-asian="11.5pt" style:font-size-complex="11.5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bold" style:font-name-complex="Arial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1cm" draw:marker-start-width="1.854cm" draw:marker-end="Extrémités_20_de_20_flèche_20_1" draw:marker-end-width="1.854cm" draw:textarea-horizontal-align="center" draw:textarea-vertical-align="middle" fo:padding-top="0.501cm" fo:padding-bottom="0.501cm" fo:padding-left="0.501cm" fo:padding-r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solid" svg:stroke-color="#000000" draw:fill="solid" draw:fill-color="#eeeeee" draw:textarea-vertical-align="middle" fo:min-height="1.2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text:anchor-type="paragraph" draw:z-index="0" draw:name="Cadre de texte 1" draw:style-name="gr12" draw:text-style-name="P3" svg:width="4.525cm" svg:height="1.253cm" svg:x="-5.724cm" svg:y="5.694cm"><draw:text-box><text:p text:style-name="P2"><text:span text:style-name="T1">Elements</text:span></text:p></draw:text-box></draw:frame><draw:line text:anchor-type="paragraph" draw:z-index="1" draw:name="Ligne verticale 1" draw:style-name="gr10" draw:text-style-name="P4" svg:x1="-0.101cm" svg:y1="16.065cm" svg:x2="-0.099cm" svg:y2="-0.115cm"><text:p/></draw:line></text:p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><draw:frame text:anchor-type="paragraph" draw:z-index="2" draw:name="Cadre de texte 2" draw:style-name="gr13" draw:text-style-name="P3" svg:width="4.525cm" svg:height="1.253cm" svg:x="-6.569cm" svg:y="4.867cm"><draw:text-box><text:p text:style-name="P2"><text:span text:style-name="T1">Minéraux</text:span></text:p></draw:text-box></draw:frame></text:p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><draw:frame text:anchor-type="paragraph" draw:z-index="4" draw:name="Cadre de texte 3" draw:style-name="gr14" draw:text-style-name="P3" svg:width="4.525cm" svg:height="1.253cm" svg:x="-5.491cm" svg:y="4.905cm"><draw:text-box><text:p text:style-name="P2"><text:span text:style-name="T1">Insectes</text:span></text:p></draw:text-box></draw:frame></text:p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1"/>
            <text:p text:style-name="P1"/>
            <text:p text:style-name="P1"><draw:frame text:anchor-type="paragraph" draw:z-index="3" draw:name="Cadre de texte 4" draw:style-name="gr15" draw:text-style-name="P3" svg:width="4.525cm" svg:height="1.253cm" svg:x="-7.482cm" svg:y="-6.897cm"><draw:text-box><text:p text:style-name="P2"><text:span text:style-name="T1">Plantes</text:span></text:p></draw:text-box></draw:frame><draw:frame text:anchor-type="paragraph" draw:z-index="5" draw:name="Cadre de texte 5" draw:style-name="gr16" draw:text-style-name="P3" svg:width="4.525cm" svg:height="1.253cm" svg:x="-15.408cm" svg:y="-3.448cm"><draw:text-box><text:p text:style-name="P2"><text:span text:style-name="T1">Serpents</text:span></text:p></draw:text-box></draw:frame><draw:frame text:anchor-type="paragraph" draw:z-index="8" draw:name="Cadre de texte 6" draw:style-name="gr17" draw:text-style-name="P3" svg:width="4.525cm" svg:height="1.253cm" svg:x="-14.198cm" svg:y="-9.897cm"><draw:text-box><text:p text:style-name="P2"><text:span text:style-name="T1">Oiseaux</text:span></text:p></draw:text-box></draw:frame><draw:frame text:anchor-type="paragraph" draw:z-index="9" draw:name="Cadre de texte 9" draw:style-name="gr18" draw:text-style-name="P3" svg:width="4.525cm" svg:height="1.253cm" svg:x="-15.392cm" svg:y="-6.664cm"><draw:text-box><text:p text:style-name="P2"><text:span text:style-name="T1">Quadrupèdes</text:span></text:p></draw:text-box></draw:frame><draw:frame text:anchor-type="paragraph" draw:z-index="10" draw:name="Cadre de texte 10" draw:style-name="gr19" draw:text-style-name="P3" svg:width="4.525cm" svg:height="1.253cm" svg:x="-11.351cm" svg:y="-4.835cm"><draw:text-box><text:p text:style-name="P2"><text:span text:style-name="T1">L’homme</text:span></text:p></draw:text-box></draw:frame><draw:frame text:anchor-type="paragraph" draw:z-index="6" draw:name="Cadre de texte 7" draw:style-name="gr20" draw:text-style-name="P3" svg:width="4.525cm" svg:height="1.253cm" svg:x="-10.486cm" svg:y="-1.51cm"><draw:text-box><text:p text:style-name="P2"><text:span text:style-name="T1">Coquillages</text:span></text:p></draw:text-box></draw:frame></text:p>
          </table:table-cell>
        </table:table-row>
      </table:table>
      <text:p text:style-name="Standard"><draw:frame text:anchor-type="paragraph" draw:z-index="7" draw:name="Cadre de texte 8" draw:style-name="gr4" draw:text-style-name="P3" svg:width="4.525cm" svg:height="1.253cm" svg:x="4.422cm" svg:y="-8.864cm"><draw:text-box><text:p text:style-name="P2"><text:span text:style-name="T1">Poisson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2:13:20.682000000</meta:creation-date>
    <dc:date>2023-01-19T22:22:01.915000000</dc:date>
    <meta:editing-duration>PT8M41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7.4.4.2$Windows_X86_64 LibreOffice_project/85569322deea74ec9134968a29af2df5663baa21</meta:generator>
  </office:meta>
</office:document-meta>
</file>